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72C00000679C729748B.wmf" manifest:media-type=""/>
  <manifest:file-entry manifest:full-path="Pictures/20000009000030B6000005223B8DA87B.wmf" manifest:media-type=""/>
  <manifest:file-entry manifest:full-path="Pictures/2000000900003EDF00000428F6A46E68.wmf" manifest:media-type=""/>
  <manifest:file-entry manifest:full-path="Pictures/200000090000184C000002B1F0D8CF02.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4.2097in"/>
    </style:style>
    <style:style style:name="Table1.B" style:family="table-column">
      <style:table-column-properties style:column-width="1.947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Verdana" fo:font-size="10pt" style:font-size-asian="10pt" style:font-size-complex="10pt"/>
    </style:style>
    <style:style style:name="P4" style:family="paragraph" style:parent-style-name="Standard">
      <style:paragraph-properties fo:text-align="justify" style:justify-single-word="false" style:text-autospace="none"/>
      <style:text-properties style:font-name="Verdana" fo:font-size="10pt" style:font-size-asian="10pt" style:font-size-complex="10pt"/>
    </style:style>
    <style:style style:name="P5" style:family="paragraph" style:parent-style-name="Standard" style:list-style-name="WW8Num8">
      <style:paragraph-properties fo:text-align="justify" style:justify-single-word="false" style:text-autospace="none"/>
      <style:text-properties style:font-name="Verdana" fo:font-size="10pt" style:font-size-asian="10pt" style:font-size-complex="10pt"/>
    </style:style>
    <style:style style:name="P6" style:family="paragraph" style:parent-style-name="Standard" style:list-style-name="WW8Num12">
      <style:paragraph-properties fo:text-align="justify" style:justify-single-word="false" style:text-autospace="none"/>
      <style:text-properties style:font-name="Verdana" fo:font-size="10pt" style:font-size-asian="10pt" style:font-size-complex="10pt"/>
    </style:style>
    <style:style style:name="P7" style:family="paragraph" style:parent-style-name="Standard" style:list-style-name="WW8Num5">
      <style:paragraph-properties fo:text-align="justify" style:justify-single-word="false" style:text-autospace="none"/>
      <style:text-properties style:font-name="Verdana" fo:font-size="10pt" style:font-size-asian="10pt" style:font-size-complex="10pt"/>
    </style:style>
    <style:style style:name="P8" style:family="paragraph" style:parent-style-name="Standard" style:list-style-name="WW8Num1">
      <style:paragraph-properties fo:text-align="justify" style:justify-single-word="false"/>
      <style:text-properties style:font-name="Verdana" fo:font-size="10pt" style:font-size-asian="10pt" style:font-size-complex="10pt"/>
    </style:style>
    <style:style style:name="P9" style:family="paragraph" style:parent-style-name="Standard">
      <style:paragraph-properties fo:text-align="justify" style:justify-single-word="false"/>
      <style:text-properties style:font-name="Verdana" fo:font-size="10pt" style:font-size-asian="10pt" style:font-name-complex="Arial" style:font-size-complex="10pt"/>
    </style:style>
    <style:style style:name="P10" style:family="paragraph" style:parent-style-name="Standard">
      <style:paragraph-properties fo:text-align="justify" style:justify-single-word="false" style:text-autospace="none"/>
      <style:text-properties style:font-name="Verdana" fo:font-size="10pt" style:font-size-asian="10pt" style:font-name-complex="Arial" style:font-size-complex="10pt"/>
    </style:style>
    <style:style style:name="P11" style:family="paragraph" style:parent-style-name="Standard" style:list-style-name="WW8Num8">
      <style:paragraph-properties fo:text-align="justify" style:justify-single-word="false" style:text-autospace="none"/>
      <style:text-properties style:font-name="Verdana" fo:font-size="10pt" style:font-size-asian="10pt" style:font-name-complex="Arial" style:font-size-complex="10pt"/>
    </style:style>
    <style:style style:name="P12" style:family="paragraph" style:parent-style-name="Standard" style:list-style-name="WW8Num12">
      <style:paragraph-properties fo:text-align="justify" style:justify-single-word="false" style:text-autospace="none"/>
      <style:text-properties style:font-name="Verdana" fo:font-size="10pt" style:font-size-asian="10pt" style:font-name-complex="Arial" style:font-size-complex="10pt"/>
    </style:style>
    <style:style style:name="P13" style:family="paragraph" style:parent-style-name="Standard" style:list-style-name="WW8Num5">
      <style:paragraph-properties fo:text-align="justify" style:justify-single-word="false" style:text-autospace="none"/>
      <style:text-properties style:font-name="Verdana" fo:font-size="10pt" style:font-size-asian="10pt" style:font-name-complex="Arial" style:font-size-complex="10pt"/>
    </style:style>
    <style:style style:name="P14" style:family="paragraph" style:parent-style-name="Standard" style:list-style-name="WW8Num1">
      <style:paragraph-properties fo:text-align="justify" style:justify-single-word="false"/>
      <style:text-properties style:font-name="Verdana" fo:font-size="10pt" style:font-size-asian="10pt" style:font-name-complex="Arial" style:font-size-complex="10pt"/>
    </style:style>
    <style:style style:name="P15" style:family="paragraph" style:parent-style-name="Standard">
      <style:paragraph-properties fo:text-align="justify" style:justify-single-word="false"/>
      <style:text-properties style:font-name="Verdana" fo:font-size="10pt" style:font-size-asian="10pt" style:font-name-complex="Verdana" style:font-size-complex="10pt"/>
    </style:style>
    <style:style style:name="P16" style:family="paragraph" style:parent-style-name="Standard" style:list-style-name="WW8Num9">
      <style:paragraph-properties fo:text-align="justify" style:justify-single-word="false"/>
      <style:text-properties style:font-name="Verdana" fo:font-size="10pt" style:font-size-asian="10pt" style:font-name-complex="Verdana" style:font-size-complex="10pt"/>
    </style:style>
    <style:style style:name="P17" style:family="paragraph" style:parent-style-name="Standard">
      <style:paragraph-properties fo:text-align="justify" style:justify-single-word="false" style:text-autospace="none"/>
      <style:text-properties style:font-name="Verdana" fo:font-size="10pt" style:font-size-asian="10pt" style:font-name-complex="Verdana" style:font-size-complex="10pt"/>
    </style:style>
    <style:style style:name="P18" style:family="paragraph" style:parent-style-name="Standard">
      <style:paragraph-properties fo:text-align="justify" style:justify-single-word="false"/>
      <style:text-properties style:font-name="Verdana" fo:font-size="10pt" style:font-size-asian="10pt" style:font-name-complex="Verdana" style:font-size-complex="10pt" style:font-weight-complex="bold"/>
    </style:style>
    <style:style style:name="P19" style:family="paragraph" style:parent-style-name="Standard">
      <style:paragraph-properties fo:text-align="justify" style:justify-single-word="false" style:text-autospace="none"/>
      <style:text-properties style:font-name="Verdana" fo:font-size="10pt" fo:font-weight="bold" style:font-size-asian="10pt" style:font-weight-asian="bold" style:font-name-complex="Arial" style:font-size-complex="10pt"/>
    </style:style>
    <style:style style:name="P20" style:family="paragraph" style:parent-style-name="Standard">
      <style:paragraph-properties fo:text-align="justify" style:justify-single-word="false" style:text-autospace="none"/>
      <style:text-properties style:font-name="Verdana" fo:font-size="10pt" fo:font-weight="bold" style:font-size-asian="10pt" style:font-weight-asian="bold" style:font-name-complex="Arial" style:font-size-complex="10pt" style:font-weight-complex="bold"/>
    </style:style>
    <style:style style:name="P21" style:family="paragraph" style:parent-style-name="Standard">
      <style:paragraph-properties fo:text-align="justify" style:justify-single-word="false" style:text-autospace="none"/>
      <style:text-properties style:font-name="Verdana" fo:font-size="10pt" fo:font-weight="bold" style:font-size-asian="10pt" style:font-weight-asian="bold" style:font-size-complex="10pt"/>
    </style:style>
    <style:style style:name="P22" style:family="paragraph" style:parent-style-name="Standard">
      <style:paragraph-properties fo:text-align="justify" style:justify-single-word="false"/>
      <style:text-properties style:font-name="Verdana" fo:font-size="10pt" fo:font-weight="bold" style:font-size-asian="10pt" style:font-weight-asian="bold" style:font-name-complex="Verdana" style:font-size-complex="10pt"/>
    </style:style>
    <style:style style:name="P23" style:family="paragraph" style:parent-style-name="Standard">
      <style:paragraph-properties fo:text-align="justify" style:justify-single-word="false"/>
      <style:text-properties style:font-name="Verdana" fo:font-size="10pt" style:font-name-asian="Verdana" style:font-size-asian="10pt" style:font-name-complex="Verdana" style:font-size-complex="10pt"/>
    </style:style>
    <style:style style:name="P24" style:family="paragraph" style:parent-style-name="Standard">
      <style:paragraph-properties fo:text-align="justify" style:justify-single-word="false"/>
      <style:text-properties style:font-name="Verdana" fo:font-size="14pt" fo:language="en" fo:country="GB" style:font-size-asian="14pt" style:language-asian="none" style:country-asian="none" style:font-name-complex="Verdana" style:font-size-complex="14pt"/>
    </style:style>
    <style:style style:name="P25"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26" style:family="paragraph" style:parent-style-name="Standard">
      <style:paragraph-properties fo:text-align="justify" style:justify-single-word="false">
        <style:tab-stops>
          <style:tab-stop style:position="4.5626in"/>
        </style:tab-stops>
      </style:paragraph-properties>
      <style:text-properties fo:font-size="14pt" fo:font-weight="bold" style:font-size-asian="14pt" style:font-weight-asian="bold" style:font-size-complex="14pt"/>
    </style:style>
    <style:style style:name="P27" style:family="paragraph" style:parent-style-name="Standard">
      <style:paragraph-properties fo:text-align="justify" style:justify-single-word="false"/>
      <style:text-properties fo:font-size="14pt" fo:language="none" fo:country="none" fo:font-weight="bold" style:font-size-asian="14pt" style:language-asian="none" style:country-asian="none" style:font-weight-asian="bold" style:font-size-complex="14pt"/>
    </style:style>
    <style:style style:name="P28" style:family="paragraph" style:parent-style-name="Standard">
      <style:paragraph-properties fo:text-align="justify" style:justify-single-word="false"/>
      <style:text-properties fo:font-size="14pt" style:font-size-asian="14pt" style:font-size-complex="14pt"/>
    </style:style>
    <style:style style:name="P29" style:family="paragraph" style:parent-style-name="Standard">
      <style:paragraph-properties fo:text-align="justify" style:justify-single-word="false">
        <style:tab-stops>
          <style:tab-stop style:position="4.5626in"/>
        </style:tab-stops>
      </style:paragraph-properties>
      <style:text-properties fo:font-size="14pt" style:font-size-asian="14pt" style:font-size-complex="14pt"/>
    </style:style>
    <style:style style:name="P30" style:family="paragraph" style:parent-style-name="Standard">
      <style:paragraph-properties fo:text-align="justify" style:justify-single-word="false" style:snap-to-layout-grid="false"/>
      <style:text-properties fo:font-size="14pt" style:font-size-asian="14pt" style:font-size-complex="14pt"/>
    </style:style>
    <style:style style:name="P31" style:family="paragraph" style:parent-style-name="Standard">
      <style:text-properties fo:font-style="italic" fo:font-weight="bold" style:font-style-asian="italic" style:font-weight-asian="bold"/>
    </style:style>
    <style:style style:name="P32" style:family="paragraph" style:parent-style-name="Standard">
      <style:paragraph-properties fo:margin-left="0.5in" fo:margin-right="0in" fo:text-align="justify" style:justify-single-word="false" fo:text-indent="0in" style:auto-text-indent="false" style:text-autospace="none"/>
      <style:text-properties style:font-name="Verdana" fo:font-size="10pt" fo:font-weight="bold" style:font-size-asian="10pt" style:font-weight-asian="bold" style:font-size-complex="10pt"/>
    </style:style>
    <style:style style:name="P33" style:family="paragraph" style:parent-style-name="Standard">
      <style:paragraph-properties fo:margin-left="0.5in" fo:margin-right="0in" fo:text-align="justify" style:justify-single-word="false" fo:text-indent="0in" style:auto-text-indent="false" style:text-autospace="none"/>
      <style:text-properties style:font-name="Verdana" fo:font-size="10pt" fo:font-weight="bold" style:font-size-asian="10pt" style:font-weight-asian="bold" style:font-name-complex="Arial" style:font-size-complex="10pt"/>
    </style:style>
    <style:style style:name="P34" style:family="paragraph" style:parent-style-name="Standard">
      <style:paragraph-properties fo:margin-left="0.5in" fo:margin-right="0in" fo:text-align="justify" style:justify-single-word="false" fo:text-indent="0in" style:auto-text-indent="false" style:text-autospace="none"/>
      <style:text-properties style:font-name="Verdana" fo:font-size="10pt" style:font-size-asian="10pt" style:font-size-complex="10pt"/>
    </style:style>
    <style:style style:name="P35" style:family="paragraph" style:parent-style-name="Standard">
      <style:paragraph-properties fo:margin-left="0.5in" fo:margin-right="0in" fo:text-align="justify" style:justify-single-word="false" fo:text-indent="0in" style:auto-text-indent="false" style:text-autospace="none"/>
      <style:text-properties style:font-name="Verdana" fo:font-size="10pt" style:font-size-asian="10pt" style:font-name-complex="Arial" style:font-size-complex="10pt"/>
    </style:style>
    <style:style style:name="P36" style:family="paragraph" style:parent-style-name="Standard">
      <style:paragraph-properties fo:margin-left="0.5in" fo:margin-right="0in" fo:text-align="justify" style:justify-single-word="false" fo:text-indent="0in" style:auto-text-indent="false"/>
      <style:text-properties fo:font-size="14pt" fo:language="none" fo:country="none" style:font-size-asian="14pt" style:language-asian="none" style:country-asian="none" style:font-size-complex="14pt"/>
    </style:style>
    <style:style style:name="P37" style:family="paragraph" style:parent-style-name="Standard" style:list-style-name="WW8Num14">
      <style:paragraph-properties fo:margin-left="1in" fo:margin-right="0in" fo:text-align="justify" style:justify-single-word="false" fo:text-indent="-0.25in" style:auto-text-indent="false" style:text-autospace="none">
        <style:tab-stops>
          <style:tab-stop style:position="1in"/>
        </style:tab-stops>
      </style:paragraph-properties>
      <style:text-properties style:font-name="Verdana" fo:font-size="10pt" style:font-size-asian="10pt" style:font-size-complex="10pt"/>
    </style:style>
    <style:style style:name="P38" style:family="paragraph" style:parent-style-name="Standard">
      <style:paragraph-properties fo:margin-left="0.75in" fo:margin-right="0in" fo:text-align="justify" style:justify-single-word="false" fo:text-indent="0in" style:auto-text-indent="false" style:text-autospace="none"/>
      <style:text-properties style:font-name="Verdana" fo:font-size="10pt" style:font-size-asian="10pt" style:font-size-complex="10pt"/>
    </style:style>
    <style:style style:name="P39" style:family="paragraph" style:parent-style-name="Standard">
      <style:paragraph-properties fo:margin-left="0.75in" fo:margin-right="0in" fo:text-align="justify" style:justify-single-word="false" fo:text-indent="0in" style:auto-text-indent="false" style:text-autospace="none"/>
      <style:text-properties style:font-name="Verdana" fo:font-size="10pt" style:font-size-asian="10pt" style:font-name-complex="Arial" style:font-size-complex="10pt"/>
    </style:style>
    <style:style style:name="P40" style:family="paragraph" style:parent-style-name="Standard" style:list-style-name="WW8Num14">
      <style:paragraph-properties fo:margin-left="0.9846in" fo:margin-right="0in" fo:text-align="justify" style:justify-single-word="false" fo:text-indent="-0.1972in" style:auto-text-indent="false" style:text-autospace="none">
        <style:tab-stops>
          <style:tab-stop style:position="0.9846in"/>
        </style:tab-stops>
      </style:paragraph-properties>
      <style:text-properties style:font-name="Verdana" fo:font-size="10pt" style:font-size-asian="10pt" style:font-size-complex="10pt"/>
    </style:style>
    <style:style style:name="P41" style:family="paragraph" style:parent-style-name="Standard" style:list-style-name="WW8Num13">
      <style:paragraph-properties fo:margin-left="1in" fo:margin-right="0in" fo:text-align="justify" style:justify-single-word="false" fo:text-indent="-0.0154in" style:auto-text-indent="false" style:text-autospace="none">
        <style:tab-stops>
          <style:tab-stop style:position="1.1811in"/>
        </style:tab-stops>
      </style:paragraph-properties>
      <style:text-properties style:font-name="Verdana" fo:font-size="10pt" style:font-size-asian="10pt" style:font-size-complex="10pt"/>
    </style:style>
    <style:style style:name="P42" style:family="paragraph" style:parent-style-name="Standard" style:list-style-name="WW8Num13">
      <style:paragraph-properties fo:margin-left="1.2799in" fo:margin-right="0in" fo:text-align="justify" style:justify-single-word="false" fo:text-indent="-0.2953in" style:auto-text-indent="false" style:text-autospace="none"/>
      <style:text-properties style:font-name="Verdana" fo:font-size="10pt" style:font-size-asian="10pt" style:font-size-complex="10pt"/>
    </style:style>
    <style:style style:name="P43" style:family="paragraph" style:parent-style-name="Standard">
      <style:paragraph-properties fo:margin-left="0.25in" fo:margin-right="0in" fo:text-align="justify" style:justify-single-word="false" fo:text-indent="0in" style:auto-text-indent="false" style:text-autospace="none"/>
      <style:text-properties style:font-name="Verdana" fo:font-size="10pt" style:font-size-asian="10pt" style:font-name-complex="Arial" style:font-size-complex="10pt"/>
    </style:style>
    <style:style style:name="P44" style:family="paragraph" style:parent-style-name="Standard">
      <style:paragraph-properties fo:margin-left="0in" fo:margin-right="0in" fo:text-align="justify" style:justify-single-word="false" fo:text-indent="0.5in" style:auto-text-indent="false"/>
      <style:text-properties fo:font-size="14pt" style:font-size-asian="14pt" style:font-size-complex="14pt"/>
    </style:style>
    <style:style style:name="P45" style:family="paragraph" style:parent-style-name="Standard" style:master-page-name="Standard">
      <style:paragraph-properties fo:text-align="justify" style:justify-single-word="false" style:page-number="auto" style:text-autospace="none"/>
      <style:text-properties style:font-name="Verdana" fo:font-size="10pt" style:font-size-asian="10pt" style:font-size-complex="10pt"/>
    </style:style>
    <style:style style:name="P46" style:family="paragraph" style:parent-style-name="Header">
      <style:text-properties fo:font-size="10pt" fo:font-style="italic" style:font-size-asian="10pt" style:font-style-asian="italic" style:font-size-complex="10pt"/>
    </style:style>
    <style:style style:name="P47" style:family="paragraph" style:parent-style-name="Footer">
      <style:paragraph-properties fo:margin-left="0in" fo:margin-right="0.25in" fo:text-indent="0in" style:auto-text-indent="false"/>
    </style:style>
    <style:style style:name="P48" style:family="paragraph">
      <style:paragraph-properties fo:text-align="center" style:writing-mode="lr-tb"/>
    </style:style>
    <style:style style:name="T1" style:family="text">
      <style:text-properties style:font-name-complex="Arial"/>
    </style:style>
    <style:style style:name="T2" style:family="text">
      <style:text-properties fo:font-weight="bold" style:font-weight-asian="bold"/>
    </style:style>
    <style:style style:name="T3" style:family="text">
      <style:text-properties fo:font-weight="bold" style:font-weight-asian="bold" style:font-name-complex="Arial"/>
    </style:style>
    <style:style style:name="T4" style:family="text">
      <style:text-properties style:font-weight-complex="bold"/>
    </style:style>
    <style:style style:name="T5" style:family="text">
      <style:text-properties style:font-name-asian="Verdana" style:font-name-complex="Verdana"/>
    </style:style>
    <style:style style:name="T6" style:family="text">
      <style:text-properties fo:font-size="14pt" style:font-size-asian="14pt" style:font-size-complex="14pt"/>
    </style:style>
    <style:style style:name="T7"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008in" fo:padding-right="0.1008in" fo:padding-top="0.0508in" fo:padding-bottom="0.0508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center" style:horizontal-rel="paragraph" fo:background-color="#ffffff" style:background-transparency="0%" fo:padding-left="0.1in" fo:padding-right="0.1in" fo:padding-top="0.05in" fo:padding-bottom="0.05in" fo:border="0.74pt solid #000000">
        <style:background-image/>
      </style:graphic-properties>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style:style style:name="fr4"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417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3">Domain Overview</text:span></text:p>
      <text:p text:style-name="P10"/>
      <text:p text:style-name="P4"><text:span text:style-name="T1">The intended users of the system are prospective undergraduate students and lecturers of the Faculty of Science. Prospective students should register for an examination by filling an online application given at the end of the assignment. </text:span></text:p>
      <text:p text:style-name="P10"/>
      <text:p text:style-name="P4"><text:span text:style-name="T1">Assume that undergraduate studies will be offered in eight subjects: Botany, Chemistry, Computer Science, Geology, Mathematics, and Molecular biology, Physics, Statistics and Zoology. For each subject a collection of courses are offered in each of the two semesters. Registered students could be able to sit for any examination conducted for any semester. Generally, there are multiple examinations per course per semester. Your system must facilitate students to select any of such exams. When students are sitting for an examination, answers must be automatically submitted at the end of the allowed time period so that students cannot work after that.</text:span></text:p>
      <text:p text:style-name="P10"/>
      <text:p text:style-name="P4"><text:span text:style-name="T1">Examinations are generated by instructors who teach courses. The system should have features to generate an exam by editing an online paper. In other words, there should be facilities for instructors to create MCQ and short answer questions for a selected course. In case of MCQs instructor must be able to edit the question and set of answers. For short answer questions they edit the question and the answer. Once an instructor created a paper, it should be stored in a database. When an examination is over instructor will mark the paper online. In marking, instructor login and enter the registration number of a student. </text:span></text:p>
      <text:p text:style-name="P10"/>
      <text:p text:style-name="P21"><text:span text:style-name="T1">Functions that should be provided by the System</text:span></text:p>
      <text:p text:style-name="P10"/>
      <text:list xml:id="list890197191" text:style-name="WW8Num8">
        <text:list-item>
          <text:p text:style-name="P5"><text:span text:style-name="T1">A home page for users to login and signing. If it is a signing display the application for users to fill.</text:span></text:p>
        </text:list-item>
        <text:list-item>
          <text:p text:style-name="P5"><text:span text:style-name="T1">The system should provide access to three types of users </text:span></text:p>
          <text:list>
            <text:list-item>
              <text:p text:style-name="P5"><text:span text:style-name="T1">Undergraduate student.</text:span></text:p>
            </text:list-item>
            <text:list-item>
              <text:p text:style-name="P11">An instructor</text:p>
            </text:list-item>
            <text:list-item>
              <text:p text:style-name="P11">Administrator</text:p>
            </text:list-item>
          </text:list>
        </text:list-item>
        <text:list-item>
          <text:p text:style-name="P5"><text:span text:style-name="T1">For each user, provide the following functionalities.</text:span></text:p>
        </text:list-item>
      </text:list>
      <text:p text:style-name="P10"/>
      <text:p text:style-name="P32"><text:span text:style-name="T1">1. Students</text:span></text:p>
      <text:p text:style-name="P33"/>
      <text:p text:style-name="P34"><text:span text:style-name="T1">The prospective students should be given interfaces:</text:span></text:p>
      <text:list xml:id="list1372009033" text:style-name="WW8Num12">
        <text:list-item>
          <text:p text:style-name="P6"><text:span text:style-name="T1">To fill the application for signing. A sample application is given at the end of this. </text:span></text:p>
        </text:list-item>
        <text:list-item>
          <text:p text:style-name="P6"><text:span text:style-name="T1">To view and edit submitted applications</text:span></text:p>
        </text:list-item>
        <text:list-item>
          <text:p text:style-name="P6"><text:span text:style-name="T1">To apply for an exam and to sit for a registered examination and answer the paper. Allow students to save the answers occasionally.</text:span></text:p>
        </text:list-item>
        <text:list-item>
          <text:p text:style-name="P12">To check marks for a given examination by specifying the year, semester, subject, course code and examination (quiz, mid-semester and end-semester).</text:p>
        </text:list-item>
      </text:list>
      <text:p text:style-name="P33"/>
      <text:p text:style-name="P32"><text:span text:style-name="T1">2. Lecturer/Instructor:</text:span></text:p>
      <text:p text:style-name="P33"/>
      <text:p text:style-name="P34"><text:span text:style-name="T1">The lecturer should be able to display all the students who have registered for the courses that the lecturer handles. He/she should be able: </text:span></text:p>
      <text:p text:style-name="P35"/>
      <text:list xml:id="list744764374" text:style-name="WW8Num14">
        <text:list-item>
          <text:p text:style-name="P37"><text:span text:style-name="T1">To view the list of students who have registered for a specific course.</text:span></text:p>
        </text:list-item>
        <text:list-item>
          <text:p text:style-name="P37"><text:span text:style-name="T1">To edit an examination paper for a given semester, subject, examination (quiz, mid-semester and end-semester) and a course code.</text:span></text:p>
        </text:list-item>
        <text:list-item>
          <text:p text:style-name="P37"><text:span text:style-name="T1">To view and mark exam answers submitted by a given student</text:span></text:p>
        </text:list-item>
        <text:list-item>
          <text:p text:style-name="P37"><text:span text:style-name="T1">To view results summary of a given course</text:span></text:p>
        </text:list-item>
      </text:list>
      <text:p text:style-name="P10"/>
      <text:p text:style-name="P38"><text:soft-page-break/><text:span text:style-name="T1">Your system should not allow the undergraduate students and other instructors to view details of student marks. </text:span></text:p>
      <text:p text:style-name="P39"/>
      <text:list xml:id="list2046126993" text:continue-numbering="true" text:style-name="WW8Num14">
        <text:list-item>
          <text:p text:style-name="P40"><text:span text:style-name="T1">To create examination papers and mark the answers provided by students. In this case, the following facilities are need</text:span></text:p>
        </text:list-item>
      </text:list>
      <text:list xml:id="list801935355" text:style-name="WW8Num13">
        <text:list-item>
          <text:p text:style-name="P41"><text:span text:style-name="T1">Facilities to create a paper by editing.</text:span></text:p>
        </text:list-item>
        <text:list-item>
          <text:p text:style-name="P42"><text:span text:style-name="T1">Once the lecturer enters the student’s registration number, the paper with provided answers must be loaded. MCQs must be automatically marked. Short answer questions are marked by the lecturer. The loaded paper should include facilities for assigning marks for Short answer questions and then sum them up along with automatically marked MCQs. </text:span></text:p>
        </text:list-item>
      </text:list>
      <text:p text:style-name="P15"/>
      <text:p text:style-name="P32"><text:span text:style-name="T1">3. Administrator</text:span></text:p>
      <text:p text:style-name="P33"/>
      <text:p text:style-name="P34"><text:span text:style-name="T1">Administrator should be able to manage all users. In particular, the Administrator should be able to assign courses for instructors. Once a student or instructor submitted an application, administrator must approve it. Students are allowed sit for exam and instructors are allowed to create and mark papers, only once the approval is given. If an application rejected, relevant data should be deleted from the database. <text:s/></text:span></text:p>
      <text:p text:style-name="P33"/>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8"/>
      <text:p text:style-name="P22"><text:soft-page-break/>Sample Applications</text:p>
      <text:p text:style-name="P15"/>
      <text:p text:style-name="P1">FACULTY OF SCIENCE</text:p>
      <text:p text:style-name="P25">Application for signing students</text:p>
      <text:p text:style-name="P27"><draw:line text:anchor-type="char" draw:z-index="15" draw:style-name="gr2" draw:text-style-name="P48" svg:x1="-0.3752in" svg:y1="0.0846in" svg:x2="6.5in" svg:y2="0.0846in"><text:p/></draw:line></text:p>
      <text:p text:style-name="P25">1. Section 1: Personal Information</text:p>
      <text:p text:style-name="P28"/>
      <text:p text:style-name="P2"><draw:frame draw:style-name="fr5" draw:name="graphics1" text:anchor-type="as-char" svg:width="5.9937in" svg:height="0.5445in" draw:z-index="0"><draw:image xlink:href="Pictures/200000090000472C00000679C729748B.wmf" xlink:type="simple" xlink:show="embed" xlink:actuate="onLoad"/></draw:frame></text:p>
      <text:p text:style-name="P2"/>
      <text:p text:style-name="P3"><draw:line text:anchor-type="char" draw:z-index="11" draw:style-name="gr1" draw:text-style-name="P48" svg:x1="2.6252in" svg:y1="0.1634in" svg:x2="4.2504in" svg:y2="0.1634in"><text:p/></draw:line><text:span text:style-name="T1">Registration Number: <text:tab/></text:span></text:p>
      <text:p text:style-name="P9"/>
      <text:p text:style-name="P3"><text:span text:style-name="T1">Gender: </text:span><text:span text:style-name="T1"><draw:frame draw:style-name="fr5" draw:name="graphics2" text:anchor-type="as-char" svg:width="2.0728in" svg:height="0.2291in" draw:z-index="1"><draw:image xlink:href="Pictures/200000090000184C000002B1F0D8CF02.wmf" xlink:type="simple" xlink:show="embed" xlink:actuate="onLoad"/></draw:frame></text:span></text:p>
      <text:p text:style-name="P9"/>
      <text:p text:style-name="P9"><draw:frame draw:style-name="fr1" draw:name="Frame1" text:anchor-type="char" svg:x="1.1252in" svg:y="0.1382in" svg:width="1.6252in" svg:height="0.3752in" draw:z-index="13"><draw:text-box><text:p text:style-name="P31">dd/mm/yyyy</text:p></draw:text-box></draw:frame><draw:line text:anchor-type="char" draw:z-index="12" draw:style-name="gr1" draw:text-style-name="P48" svg:x1="1.1252in" svg:y1="0.1693in" svg:x2="2.6252in" svg:y2="0.1693in"><text:p/></draw:line>Date of Birth </text:p>
      <text:p text:style-name="P29"/>
      <text:p text:style-name="P29"/>
      <text:p text:style-name="P29"><draw:line text:anchor-type="char" draw:z-index="14" draw:style-name="gr2" draw:text-style-name="P48" svg:x1="-0.1252in" svg:y1="0.4299in" svg:x2="6.75in" svg:y2="0.4299in"><text:p/></draw:line><draw:frame draw:style-name="fr5" draw:name="graphics3" text:anchor-type="as-char" svg:width="4.1563in" svg:height="0.4374in" draw:z-index="2"><draw:image xlink:href="Pictures/20000009000030B6000005223B8DA87B.wmf" xlink:type="simple" xlink:show="embed" xlink:actuate="onLoad"/></draw:frame></text:p>
      <text:p text:style-name="P29"/>
      <text:p text:style-name="P26">2. Section 2: Degree </text:p>
      <text:p text:style-name="P26"/>
      <text:p text:style-name="P3"><text:span text:style-name="T1">Degree name/ Code: here a list of degrees offered by the faculty should be displayed for selection </text:span></text:p>
      <text:p text:style-name="P3"><text:span text:style-name="T1">Year and semester: allow students to select from a drop down menu</text:span></text:p>
      <text:p text:style-name="P3"><text:span text:style-name="T1">Subjects: here a list of eight subjects should be displayed for selection</text:span></text:p>
      <text:p text:style-name="P3"><text:span text:style-name="T1">Courses Registered: <text:s/>here a list of course offered under the selected course should be displayed for selection</text:span></text:p>
      <text:p text:style-name="P44"/>
      <text:p text:style-name="P25">Application for signing instructors</text:p>
      <text:p text:style-name="P27"><draw:line text:anchor-type="char" draw:z-index="18" draw:style-name="gr2" draw:text-style-name="P48" svg:x1="-0.3752in" svg:y1="0.0846in" svg:x2="6.5in" svg:y2="0.0846in"><text:p/></draw:line></text:p>
      <text:p text:style-name="P25">1. Section 1: Personal Information</text:p>
      <text:p text:style-name="P28"/>
      <text:p text:style-name="P2"><draw:frame draw:style-name="fr5" draw:name="graphics4" text:anchor-type="as-char" svg:width="5.9937in" svg:height="0.5445in" draw:z-index="3"><draw:image xlink:href="Pictures/200000090000472C00000679C729748B.wmf" xlink:type="simple" xlink:show="embed" xlink:actuate="onLoad"/></draw:frame></text:p>
      <text:p text:style-name="P2"/>
      <text:p text:style-name="P28"><draw:frame draw:style-name="fr5" draw:name="graphics5" text:anchor-type="as-char" svg:width="5.3646in" svg:height="0.3543in" draw:z-index="4"><draw:image xlink:href="Pictures/2000000900003EDF00000428F6A46E68.wmf" xlink:type="simple" xlink:show="embed" xlink:actuate="onLoad"/></draw:frame></text:p>
      <text:p text:style-name="P28"/>
      <text:p text:style-name="P28"/>
      <text:p text:style-name="P9"><draw:line text:anchor-type="char" draw:z-index="16" draw:style-name="gr1" draw:text-style-name="P48" svg:x1="4.0335in" svg:y1="0.1634in" svg:x2="5.6587in" svg:y2="0.1634in"><text:p/></draw:line>National Identification Number/ employee number: <text:tab/></text:p>
      <text:p text:style-name="P9"/>
      <text:p text:style-name="P3"><text:span text:style-name="T1">Gender: </text:span><text:span text:style-name="T1"><draw:frame draw:style-name="fr5" draw:name="graphics6" text:anchor-type="as-char" svg:width="2.0728in" svg:height="0.2291in" draw:z-index="5"><draw:image xlink:href="Pictures/200000090000184C000002B1F0D8CF02.wmf" xlink:type="simple" xlink:show="embed" xlink:actuate="onLoad"/></draw:frame></text:span></text:p>
      <text:p text:style-name="P29"/>
      <text:p text:style-name="P29"><draw:line text:anchor-type="char" draw:z-index="17" draw:style-name="gr2" draw:text-style-name="P48" svg:x1="-0.1252in" svg:y1="0.4299in" svg:x2="6.75in" svg:y2="0.4299in"><text:p/></draw:line><draw:frame draw:style-name="fr5" draw:name="graphics7" text:anchor-type="as-char" svg:width="4.1563in" svg:height="0.4374in" draw:z-index="6"><draw:image xlink:href="Pictures/20000009000030B6000005223B8DA87B.wmf" xlink:type="simple" xlink:show="embed" xlink:actuate="onLoad"/></draw:frame></text:p>
      <text:p text:style-name="P29"><text:soft-page-break/></text:p>
      <text:p text:style-name="P26">2. Section 2: Designation </text:p>
      <text:p text:style-name="P26"/>
      <text:p text:style-name="P3"><text:span text:style-name="T1">Title: allow to select from a list (eg. Prof., Asso. Prof., SL I, SL II, Lec, Ass. Lec)</text:span></text:p>
      <text:p text:style-name="P9">Department: here a list of departments should be displayed for selection</text:p>
      <text:p text:style-name="P9">Courses assigned: <text:s/>here a list of course offered under the selected course should be provided for selection</text:p>
      <text:p text:style-name="P28"/>
      <text:p text:style-name="P25">Sample paper </text:p>
      <text:p text:style-name="P28"/>
      <text:p text:style-name="P9">Year:</text:p>
      <text:p text:style-name="P9">Semester:</text:p>
      <text:p text:style-name="P9">Course Title:</text:p>
      <text:p text:style-name="P9">Course code: </text:p>
      <text:p text:style-name="P9">Time allowed:</text:p>
      <text:p text:style-name="P3"><text:span text:style-name="T1">Total marks: </text:span></text:p>
      <text:p text:style-name="P9"/>
      <text:list xml:id="list850397688" text:style-name="WW8Num1">
        <text:list-item>
          <text:p text:style-name="P8"><text:span text:style-name="T5"><text:s/></text:span><text:span text:style-name="T1">Which of the following is correct?</text:span></text:p>
          <text:list>
            <text:list-item>
              <text:p text:style-name="P14">------</text:p>
            </text:list-item>
            <text:list-item>
              <text:p text:style-name="P14">-----</text:p>
            </text:list-item>
            <text:list-item>
              <text:p text:style-name="P14">------</text:p>
            </text:list-item>
            <text:list-item>
              <text:p text:style-name="P14">------</text:p>
            </text:list-item>
          </text:list>
        </text:list-item>
        <text:list-item>
          <text:p text:style-name="P14">Define the term database?</text:p>
        </text:list-item>
      </text:list>
      <text:p text:style-name="P36"><draw:frame draw:style-name="fr2" draw:name="Frame2" text:anchor-type="char" svg:y="-0.0047in" svg:width="4.8236in" svg:height="0.3382in" draw:z-index="19"><draw:text-box><text:p text:style-name="Standard">Text box to write the correct answer</text:p></draw:text-box></draw:frame></text:p>
      <text:p text:style-name="P28"/>
      <text:p text:style-name="P28"/>
      <text:p text:style-name="P9">Instructor must be able to any number of questions of these two types.</text:p>
      <text:p text:style-name="P9"/>
      <text:p text:style-name="P9">When the paper is loaded by a student, empty text box is provided for short answer questions.</text:p>
      <text:p text:style-name="P28"/>
      <text:p text:style-name="P25">Marking interface</text:p>
      <text:p text:style-name="P28"/>
      <text:p text:style-name="P9">Year:</text:p>
      <text:p text:style-name="P9">Semester:</text:p>
      <text:p text:style-name="P9">Course Title:</text:p>
      <text:p text:style-name="P9">Course code: </text:p>
      <text:p text:style-name="P9">Total marks: </text:p>
      <text:p text:style-name="P9">Student registration number:</text:p>
      <text:p text:style-name="P9"/>
      <text:p text:style-name="P9"><draw:frame draw:style-name="fr3" draw:name="Frame3" text:anchor-type="char" svg:x="2.6217in" svg:y="0.0071in" svg:width="3.4583in" svg:height="0.3346in" draw:z-index="20"><draw:text-box><text:p text:style-name="Standard">Automatically calculated marks are shown here</text:p></draw:text-box></draw:frame>Total marks for MCQs: </text:p>
      <text:p text:style-name="P23"><text:s text:c="2"/></text:p>
      <text:p text:style-name="P9"/>
      <text:p text:style-name="P9">Q.x <text:s/>Define the term database?</text:p>
      <text:p text:style-name="P9"/>
      <table:table table:name="Table1" table:style-name="Table1">
        <table:table-column table:style-name="Table1.A"/>
        <table:table-column table:style-name="Table1.B"/>
        <table:table-row table:style-name="Table1.1">
          <table:table-cell table:style-name="Table1.A1" office:value-type="string">
            <text:p text:style-name="Standard">Student provided answer is displayed here</text:p>
          </table:table-cell>
          <table:table-cell table:style-name="Table1.B1" table:number-rows-spanned="3" office:value-type="string">
            <text:p text:style-name="P2">Instructor enters marks here</text:p>
          </table:table-cell>
        </table:table-row>
        <table:table-row table:style-name="Table1.1">
          <table:table-cell table:style-name="Table1.A1" office:value-type="string">
            <text:p text:style-name="P2">The correct answer edited by the instructor is displayed here</text:p>
          </table:table-cell>
          <table:covered-table-cell/>
        </table:table-row>
        <table:table-row table:style-name="Table1.1">
          <table:table-cell table:style-name="Table1.A1" office:value-type="string">
            <text:p text:style-name="P2">Marks for the given answer</text:p>
          </table:table-cell>
          <table:covered-table-cell/>
        </table:table-row>
      </table:table>
      <text:p text:style-name="P24"><draw:frame draw:style-name="fr3" draw:name="Frame4" text:anchor-type="char" svg:x="1.0882in" svg:y="0.1693in" svg:width="3.7417in" svg:height="0.3346in" draw:z-index="21"><draw:text-box><text:p text:style-name="Standard">Automatically calculated total marks are shown here</text:p></draw:text-box></draw:frame></text:p>
      <text:p text:style-name="P15">Total mark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fo:language="en" fo:country="US" style:font-size-asian="8pt" style:language-asian="ko" style:country-asian="KR"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0pt" fo:font-style="italic" style:font-size-asian="10pt" style:font-style-asian="italic" style:font-size-complex="10pt"/>
    </style:style>
    <style:style style:name="MP2"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92in" fo:margin-bottom="0.2102in" style:dynamic-spacing="true"/>
      </style:header-style>
      <style:footer-style>
        <style:header-footer-properties fo:min-height="0.039in" fo:margin-top="0in" style:dynamic-spacing="true"/>
      </style:footer-style>
    </style:page-layout>
    <style:page-layout style:name="Mpm2">
      <style:page-layout-properties fo:page-width="8.5in" fo:page-height="11in" style:num-format="1" style:print-orientation="portrait" fo:margin-top="0.7492in" fo:margin-bottom="0.4992in" fo:margin-left="1.25in" fo:margin-right="1.2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style:header>
      <style:footer>
        <text:p text:style-name="MP2"><draw:frame draw:style-name="Mfr1" draw:name="Frame5" text:anchor-type="paragraph" svg:y="0.0008in" draw:z-index="10"><draw:text-box fo:min-height="0.1457in" fo:min-width="0in"><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310 – SERVER SIDE WEB PROGRAMMING (2007/08)</dc:title>
    <meta:initial-creator>Ruwan Nawarathna</meta:initial-creator>
    <meta:creation-date>2014-03-02T12:39:00</meta:creation-date>
    <dc:creator>ananda </dc:creator>
    <dc:date>2014-11-17T17:21:56</dc:date>
    <meta:editing-cycles>3</meta:editing-cycles>
    <meta:editing-duration>PT34M</meta:editing-duration>
    <meta:document-statistic meta:table-count="1" meta:image-count="7" meta:object-count="0" meta:page-count="4" meta:paragraph-count="89" meta:word-count="904" meta:character-count="5602" meta:non-whitespace-character-count="4765"/>
    <meta:generator>LibreOffice/3.5$Linux_X86_64 LibreOffice_project/350m1$Build-2</meta:generator>
    <meta:user-defined meta:name="Info 1"/>
    <meta:user-defined meta:name="Info 2"/>
    <meta:user-defined meta:name="Info 3"/>
    <meta:user-defined meta:name="Info 4"/>
  </office:meta>
</office:document-meta>
</file>